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5140" officeooo:paragraph-rsid="000f5140"/>
    </style:style>
    <style:style style:name="P2" style:family="paragraph" style:parent-style-name="Standard">
      <style:text-properties officeooo:rsid="00112009" officeooo:paragraph-rsid="00112009"/>
    </style:style>
    <style:style style:name="P3" style:family="paragraph" style:parent-style-name="Standard">
      <style:text-properties officeooo:rsid="00121803" officeooo:paragraph-rsid="00121803"/>
    </style:style>
    <style:style style:name="P4" style:family="paragraph" style:parent-style-name="Standard">
      <style:text-properties officeooo:rsid="001320aa" officeooo:paragraph-rsid="00132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Main</text:p>
      <text:p text:style-name="P1">create data structures</text:p>
      <text:p text:style-name="P2">loop</text:p>
      <text:p text:style-name="P2">report</text:p>
      <text:p text:style-name="P2"/>
      <text:p text:style-name="P2"/>
      <text:p text:style-name="P2"><text:tab/>create data structures</text:p>
      <text:p text:style-name="P2">make a ready queue (array)</text:p>
      <text:p text:style-name="P2">make a wait i/o list</text:p>
      <text:p text:style-name="P2">make cpu structure</text:p>
      <text:p text:style-name="P2"/>
      <text:p text:style-name="P2"><text:tab/>loop</text:p>
      <text:p text:style-name="P3">get a process from the file</text:p>
      <text:p text:style-name="P3">add process to queue</text:p>
      <text:p text:style-name="P3">adjust counters</text:p>
      <text:p text:style-name="P4">move processes</text:p>
      <text:p text:style-name="P4">adjusted prioritys</text:p>
      <text:p text:style-name="P4">resort priority queue</text:p>
      <text:p text:style-name="P4"/>
      <text:p text:style-name="P4"><text:tab/>repor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4:52:11.780367466</meta:creation-date>
    <dc:date>2018-10-05T16:33:27.556067808</dc:date>
    <meta:editing-duration>PT25S</meta:editing-duration>
    <meta:editing-cycles>1</meta:editing-cycles>
    <meta:document-statistic meta:table-count="0" meta:image-count="0" meta:object-count="0" meta:page-count="1" meta:paragraph-count="16" meta:word-count="43" meta:character-count="251" meta:non-whitespace-character-count="220"/>
    <meta:generator>LibreOffice/6.0.6.2$Linux_X86_64 LibreOffice_project/00m0$Build-2</meta:generator>
  </office:meta>
</office:document-meta>
</file>